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" svg:font-family=""/>
    <style:font-face style:name="OpenSymbol1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5">
      <style:text-properties style:font-name="Times New Roman" fo:font-size="11pt" style:font-size-asian="11pt" style:font-size-complex="11pt"/>
    </style:style>
    <style:style style:name="P5" style:family="paragraph" style:parent-style-name="Text_20_body" style:list-style-name="L5"/>
    <style:style style:name="P6" style:family="paragraph" style:parent-style-name="Text_20_body" style:list-style-name="L5">
      <style:paragraph-properties fo:margin-top="0cm" fo:margin-bottom="0cm"/>
      <style:text-properties style:font-name="Times New Roman" fo:font-size="11pt" style:font-size-asian="11pt" style:font-size-complex="11pt"/>
    </style:style>
    <style:style style:name="P7" style:family="paragraph" style:parent-style-name="Text_20_body" style:list-style-name="L5">
      <style:paragraph-properties fo:margin-top="0cm" fo:margin-bottom="0cm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weight="normal" style:font-weight-asian="normal" style:font-weight-complex="normal"/>
    </style:style>
    <style:style style:name="T6" style:family="text">
      <style:text-properties style:font-name="Times New Roman" fo:font-size="11pt" style:font-size-asian="11pt" style:font-size-complex="11pt"/>
    </style:style>
    <style:style style:name="T7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F" fo:font-size="11pt" style:font-size-asian="11pt" style:font-size-complex="11pt"/>
    </style:style>
    <style:style style:name="T14" style:family="text">
      <style:text-properties style:font-name="F" fo:font-size="11pt" fo:font-weight="normal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6">Assignment-5</text:span></text:span></text:h>
      <text:h text:style-name="Heading_20_3" text:outline-level="3"><text:span text:style-name="Strong_20_Emphasis"><text:span text:style-name="T6">Task 1: Mouse Actions</text:span></text:span></text:h>
      <text:list xml:id="list5550970745886032255" text:style-name="L1">
        <text:list-item>
          <text:p text:style-name="P2"><text:span text:style-name="Strong_20_Emphasis"><text:span text:style-name="T6">Right-Click Context Menu</text:span></text:span></text:p>
        </text:list-item>
      </text:list>
      <text:list xml:id="list8896244022492009142" text:style-name="L5">
        <text:list-item>
          <text:list>
            <text:list-item>
              <text:list>
                <text:list-item>
                  <text:p text:style-name="P5"><text:span text:style-name="Strong_20_Emphasis"><text:span text:style-name="T6">URL</text:span></text:span><text:span text:style-name="T6">: https://the-internet.herokuapp.com/context_menu</text:span></text:p>
                </text:list-item>
                <text:list-item>
                  <text:p text:style-name="P5"><text:span text:style-name="Strong_20_Emphasis"><text:span text:style-name="T6">Task</text:span></text:span><text:span text:style-name="T6">: Right-click on the box to trigger the context menu. Validate the alert message that appears.</text:span></text:p>
                </text:list-item>
              </text:list>
            </text:list-item>
          </text:list>
        </text:list-item>
      </text:list>
      <text:list xml:id="list38409114" text:continue-list="list5550970745886032255" text:style-name="L1">
        <text:list-item>
          <text:p text:style-name="P2"><text:span text:style-name="Strong_20_Emphasis"><text:span text:style-name="T6">Double-Click</text:span></text:span></text:p>
        </text:list-item>
      </text:list>
      <text:list xml:id="list38408053" text:continue-list="list8896244022492009142" text:style-name="L5">
        <text:list-item>
          <text:list>
            <text:list-item>
              <text:list>
                <text:list-item>
                  <text:p text:style-name="P5"><text:span text:style-name="Strong_20_Emphasis"><text:span text:style-name="T6">URL</text:span></text:span><text:span text:style-name="T6">: https://selenium08.blogspot.com/2019/11/double-click.html</text:span></text:p>
                </text:list-item>
                <text:list-item>
                  <text:p text:style-name="P5"><text:span text:style-name="Strong_20_Emphasis"><text:span text:style-name="T6">Task</text:span></text:span><text:span text:style-name="T6">: Double-click the "Double-Click Me To See Alert" button. Handle the alert that appears.</text:span></text:p>
                </text:list-item>
              </text:list>
            </text:list-item>
          </text:list>
        </text:list-item>
      </text:list>
      <text:list xml:id="list38416029" text:continue-list="list38409114" text:style-name="L1">
        <text:list-item>
          <text:p text:style-name="P2"><text:span text:style-name="Strong_20_Emphasis"><text:span text:style-name="T6">Mouse Hover</text:span></text:span></text:p>
        </text:list-item>
      </text:list>
      <text:list xml:id="list38398314" text:continue-list="list38408053" text:style-name="L5">
        <text:list-item>
          <text:list>
            <text:list-item>
              <text:list>
                <text:list-item>
                  <text:p text:style-name="P5"><text:span text:style-name="Strong_20_Emphasis"><text:span text:style-name="T6">URL</text:span></text:span><text:span text:style-name="T6">: https://demoqa.com/tool-tips</text:span></text:p>
                </text:list-item>
                <text:list-item>
                  <text:p text:style-name="P5"><text:span text:style-name="Strong_20_Emphasis"><text:span text:style-name="T6">Task</text:span></text:span><text:span text:style-name="T6">: Hover over the "Hover me to see" button and capture the tooltip text.</text:span></text:p>
                </text:list-item>
              </text:list>
            </text:list-item>
          </text:list>
        </text:list-item>
      </text:list>
      <text:list xml:id="list38387430" text:continue-list="list38416029" text:style-name="L1">
        <text:list-item>
          <text:p text:style-name="P2"><text:span text:style-name="Strong_20_Emphasis"><text:span text:style-name="T6">Drag and Drop</text:span></text:span></text:p>
        </text:list-item>
      </text:list>
      <text:list xml:id="list38404277" text:continue-list="list38398314" text:style-name="L5">
        <text:list-item>
          <text:list>
            <text:list-item>
              <text:list>
                <text:list-item>
                  <text:p text:style-name="P5"><text:span text:style-name="Strong_20_Emphasis"><text:span text:style-name="T6">URL</text:span></text:span><text:span text:style-name="T6">: https://demoqa.com/droppable/</text:span></text:p>
                </text:list-item>
                <text:list-item>
                  <text:p text:style-name="P5"><text:span text:style-name="Strong_20_Emphasis"><text:span text:style-name="T6">Task</text:span></text:span><text:span text:style-name="T6">: Drag the "Drag me" box and drop it into the "Drop here" area. Validate that the drop was successful by checking the text change.</text:span></text:p>
                </text:list-item>
              </text:list>
            </text:list-item>
          </text:list>
        </text:list-item>
      </text:list>
      <text:h text:style-name="Heading_20_3" text:outline-level="3"><text:span text:style-name="Strong_20_Emphasis"><text:span text:style-name="T6">Task 2: Keyboard Actions</text:span></text:span></text:h>
      <text:list xml:id="list909047509239039931" text:style-name="L2">
        <text:list-item>
          <text:p text:style-name="P3"><text:span text:style-name="Strong_20_Emphasis"><text:span text:style-name="T6">Form Input with Keyboard Keys</text:span></text:span></text:p>
        </text:list-item>
      </text:list>
      <text:list xml:id="list38418607" text:continue-list="list38404277" text:style-name="L5">
        <text:list-item>
          <text:list>
            <text:list-item>
              <text:p text:style-name="P5"><text:span text:style-name="Strong_20_Emphasis"><text:span text:style-name="T6">URL</text:span></text:span><text:span text:style-name="T6">:https://demoqa.com/text-box</text:span></text:p>
            </text:list-item>
            <text:list-item>
              <text:p text:style-name="P5"><text:span text:style-name="Strong_20_Emphasis"><text:span text:style-name="T6">Task</text:span></text:span><text:span text:style-name="T6">:</text:span></text:p>
              <text:list>
                <text:list-item>
                  <text:p text:style-name="P4">Enter your name and email using the keyboard.</text:p>
                </text:list-item>
                <text:list-item>
                  <text:p text:style-name="P5"><text:span text:style-name="T6">Use </text:span><text:span text:style-name="Source_20_Text"><text:span text:style-name="T6">Tab</text:span></text:span><text:span text:style-name="T6"> to navigate between fields.</text:span></text:p>
                </text:list-item>
                <text:list-item>
                  <text:p text:style-name="P5"><text:span text:style-name="T6">Submit the form using the </text:span><text:span text:style-name="Source_20_Text"><text:span text:style-name="T6">Enter</text:span></text:span><text:span text:style-name="T6"> key.</text:span></text:p>
                </text:list-item>
              </text:list>
            </text:list-item>
          </text:list>
        </text:list-item>
      </text:list>
      <text:list xml:id="list38407166" text:continue-list="list909047509239039931" text:style-name="L2">
        <text:list-item>
          <text:p text:style-name="P3"><text:span text:style-name="Strong_20_Emphasis"><text:span text:style-name="T6">Press Key Combination</text:span></text:span></text:p>
        </text:list-item>
      </text:list>
      <text:list xml:id="list38405642" text:continue-list="list38418607" text:style-name="L5">
        <text:list-item>
          <text:p text:style-name="P7"><text:span text:style-name="Strong_20_Emphasis"><text:span text:style-name="T6">URL</text:span></text:span><text:span text:style-name="T6">: Use any basic HTML page with text inputs.</text:span></text:p>
        </text:list-item>
        <text:list-item>
          <text:p text:style-name="P7"><text:span text:style-name="Strong_20_Emphasis"><text:span text:style-name="T6">Task</text:span></text:span><text:span text:style-name="T6">:</text:span></text:p>
          <text:list>
            <text:list-item>
              <text:list>
                <text:list-item>
                  <text:p text:style-name="P5"><text:span text:style-name="T6">Use </text:span><text:span text:style-name="Source_20_Text"><text:span text:style-name="T6">Ctrl+A</text:span></text:span><text:span text:style-name="T6"> to select all text in a field.</text:span></text:p>
                </text:list-item>
                <text:list-item>
                  <text:p text:style-name="P5"><text:span text:style-name="T6">Use </text:span><text:span text:style-name="Source_20_Text"><text:span text:style-name="T6">Ctrl+C</text:span></text:span><text:span text:style-name="T6"> to copy the text.</text:span></text:p>
                </text:list-item>
                <text:list-item>
                  <text:p text:style-name="P5"><text:span text:style-name="Strong_20_Emphasis"><text:span text:style-name="T7">Use </text:span></text:span><text:span text:style-name="Source_20_Text"><text:span text:style-name="T7">Ctrl+V</text:span></text:span><text:span text:style-name="Strong_20_Emphasis"><text:span text:style-name="T7"> to paste the text into another field.</text:span></text:span></text:p>
                </text:list-item>
              </text:list>
            </text:list-item>
          </text:list>
        </text:list-item>
      </text:list>
      <text:list xml:id="list38390518" text:continue-list="list38407166" text:style-name="L2">
        <text:list-item>
          <text:p text:style-name="P3"><text:span text:style-name="Strong_20_Emphasis"><text:span text:style-name="T6">Copy-Paste Simulation</text:span></text:span></text:p>
        </text:list-item>
      </text:list>
      <text:list xml:id="list38401619" text:continue-list="list38405642" text:style-name="L5">
        <text:list-item>
          <text:p text:style-name="P7"><text:span text:style-name="Strong_20_Emphasis"><text:span text:style-name="T6">URL</text:span></text:span><text:span text:style-name="T6">: https://inderpsingh.blogspot.com/2014/08/demowebapp_24.html</text:span></text:p>
        </text:list-item>
        <text:list-item>
          <text:p text:style-name="P7"><text:span text:style-name="Strong_20_Emphasis"><text:span text:style-name="T6">Task</text:span></text:span><text:span text:style-name="T6">:</text:span></text:p>
          <text:list>
            <text:list-item>
              <text:p text:style-name="P6">Type distance in the first input box.</text:p>
            </text:list-item>
            <text:list-item>
              <text:p text:style-name="P4">Use keyboard shortcuts to copy and paste the text into another input box.</text:p>
            </text:list-item>
          </text:list>
          <text:p text:style-name="P4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" svg:font-family=""/>
    <style:font-face style:name="OpenSymbol1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IN" style:letter-kerning="true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/>
      <style:text-properties style:font-name="Liberation Serif" fo:font-size="14pt" fo:font-weight="bold" style:font-name-asian="NSimSun" style:font-size-asian="14pt" style:font-weight-asian="bold" style:font-name-complex="Arial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04cm 0.002cm" fo:padding="0cm" fo:border-left="none" fo:border-right="none" fo:border-top="none" fo:border-bottom="0.008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1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27T17:47:18.173000000</meta:creation-date>
    <dc:date>2024-12-27T18:14:50.48</dc:date>
    <meta:editing-duration>PT16M17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2" meta:paragraph-count="32" meta:word-count="214" meta:character-count="1305"/>
  </office:meta>
</office:document-meta>
</file>